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86" svg:stroke-width="0.019cm" svg:stroke-color="#000000" draw:marker-start="" draw:marker-start-width="0.33cm" draw:marker-start-center="false" draw:marker-end="" draw:marker-end-width="0.3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8156" svg:stroke-width="0.011cm" svg:stroke-color="#000000" draw:marker-start="" draw:marker-start-width="0.215cm" draw:marker-start-center="false" draw:marker-end="" draw:marker-end-width="0.215cm" draw:marker-end-center="false" draw:fill="solid" draw:fill-color="#f39f3d" draw:textarea-horizontal-align="center" draw:textarea-vertical-align="middle" fo:padding-top="0.12cm" fo:padding-bottom="0.12cm" fo:padding-left="0.245cm" fo:padding-right="0.24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1" svg:stroke-width="0.011cm" svg:stroke-color="#000000" draw:marker-start="" draw:marker-start-width="0.319cm" draw:marker-start-center="false" draw:marker-end="" draw:marker-end-width="0.319cm" draw:marker-end-center="false" draw:fill="solid" draw:fill-color="#ad4296" draw:textarea-horizontal-align="center" draw:textarea-vertical-align="middle" fo:padding-top="0.122cm" fo:padding-bottom="0.122cm" fo:padding-left="0.245cm" fo:padding-right="0.24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2" svg:stroke-width="0.011cm" svg:stroke-color="#000000" draw:marker-start="" draw:marker-start-width="0.319cm" draw:marker-start-center="false" draw:marker-end="" draw:marker-end-width="0.319cm" draw:marker-end-center="false" draw:fill="solid" draw:fill-color="#ffff8b" draw:textarea-horizontal-align="center" draw:textarea-vertical-align="middle" fo:padding-top="0.122cm" fo:padding-bottom="0.122cm" fo:padding-left="0.245cm" fo:padding-right="0.24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155" svg:stroke-width="0.011cm" svg:stroke-color="#000000" draw:marker-start="" draw:marker-start-width="0.215cm" draw:marker-start-center="false" draw:marker-end="" draw:marker-end-width="0.215cm" draw:marker-end-center="false" draw:fill="solid" draw:fill-color="#0182c5" draw:textarea-horizontal-align="center" draw:textarea-vertical-align="middle" fo:padding-top="0.122cm" fo:padding-bottom="0.122cm" fo:padding-left="0.245cm" fo:padding-right="0.24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56" svg:stroke-width="0.011cm" svg:stroke-color="#000000" draw:marker-start="" draw:marker-start-width="0.215cm" draw:marker-start-center="false" draw:marker-end="" draw:marker-end-width="0.215cm" draw:marker-end-center="false" draw:fill="solid" draw:fill-color="#75ab24" draw:textarea-horizontal-align="center" draw:textarea-vertical-align="middle" fo:padding-top="0.122cm" fo:padding-bottom="0.122cm" fo:padding-left="0.245cm" fo:padding-right="0.24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8157" svg:stroke-width="0.011cm" svg:stroke-color="#000000" draw:marker-start="" draw:marker-start-width="0.215cm" draw:marker-start-center="false" draw:marker-end="" draw:marker-end-width="0.215cm" draw:marker-end-center="false" draw:fill="solid" draw:fill-color="#ff00ff" draw:textarea-horizontal-align="center" draw:textarea-vertical-align="middle" fo:padding-top="0.12cm" fo:padding-bottom="0.12cm" fo:padding-left="0.245cm" fo:padding-right="0.24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8158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8159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8160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8161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816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8163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8164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8165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8166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8167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8168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8169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8170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8171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817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8173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8174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8175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8176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8177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8178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8179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8180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8181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818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8183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8184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8185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8186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8187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8188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8189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8190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8191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819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8193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8194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8195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8196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8197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8198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8199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8200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8201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820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none" draw:stroke-dash="Dashed_20__28_var_29__20_8203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1.843cm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>
      <style:graphic-properties draw:stroke="none" draw:stroke-dash="Dashed_20__28_var_29__20_103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39f3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182c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492cm" svg:height="0.421cm" svg:x="7.32cm" svg:y="16.205cm" svg:viewBox="0 0 493 422" draw:points="0,419 493,422 238,0">
            <text:p/>
          </draw:polygon>
          <draw:polygon draw:style-name="gr2" draw:text-style-name="P2" draw:layer="layout" svg:width="1.506cm" svg:height="1.727cm" svg:x="12.799cm" svg:y="13.592cm" svg:viewBox="0 0 1507 1728" draw:points="767,0 511,435 0,431 261,869 7,1298 514,1302 753,1728 1022,1298 1499,1295 1271,861 1507,435 1014,439">
            <text:p/>
          </draw:polygon>
          <draw:polygon draw:style-name="gr3" draw:text-style-name="P1" draw:layer="layout" svg:width="1.255cm" svg:height="0.434cm" svg:x="7.308cm" svg:y="13.592cm" svg:viewBox="0 0 1256 435" draw:points="250,1 1256,0 1000,435 0,435">
            <text:p/>
          </draw:polygon>
          <draw:polygon draw:style-name="gr4" draw:text-style-name="P3" draw:layer="layout" svg:width="1.5cm" svg:height="0.865cm" svg:x="10.31cm" svg:y="13.595cm" svg:viewBox="0 0 1501 866" draw:points="0,432 501,430 754,0 998,429 1501,430 1248,866 246,866">
            <text:p/>
          </draw:polygon>
          <draw:polygon draw:style-name="gr5" draw:text-style-name="P4" draw:layer="layout" svg:width="1.505cm" svg:height="1.298cm" svg:x="7.309cm" svg:y="14.463cm" svg:viewBox="0 0 1506 1299" draw:points="753,0 499,431 0,435 245,855 502,1292 749,866 1005,1299 1506,431 1001,433">
            <text:p/>
          </draw:polygon>
          <draw:polygon draw:style-name="gr6" draw:text-style-name="P5" draw:layer="layout" svg:width="0.991cm" svg:height="0.859cm" svg:x="9.309cm" svg:y="14.896cm" svg:viewBox="0 0 992 860" draw:points="0,0 992,0 503,860">
            <text:p/>
          </draw:polygon>
          <draw:polygon draw:style-name="gr7" draw:text-style-name="P6" draw:layer="layout" svg:width="1.745cm" svg:height="1.305cm" svg:x="10.562cm" svg:y="14.891cm" svg:viewBox="0 0 1746 1306" draw:points="749,0 1746,2 997,1306 0,1300">
            <text:p/>
          </draw:polygon>
          <draw:g>
            <draw:line draw:style-name="gr8" draw:text-style-name="P7" draw:layer="layout" svg:x1="7.31cm" svg:y1="13.163cm" svg:x2="7.06cm" svg:y2="13.596cm">
              <text:p/>
            </draw:line>
            <draw:line draw:style-name="gr9" draw:text-style-name="P7" draw:layer="layout" svg:x1="7.81cm" svg:y1="13.163cm" svg:x2="7.06cm" svg:y2="14.462cm">
              <text:p/>
            </draw:line>
            <draw:line draw:style-name="gr10" draw:text-style-name="P7" draw:layer="layout" svg:x1="8.31cm" svg:y1="13.163cm" svg:x2="7.06cm" svg:y2="15.328cm">
              <text:p/>
            </draw:line>
            <draw:line draw:style-name="gr11" draw:text-style-name="P7" draw:layer="layout" svg:x1="8.81cm" svg:y1="13.163cm" svg:x2="7.06cm" svg:y2="16.194cm">
              <text:p/>
            </draw:line>
            <draw:line draw:style-name="gr12" draw:text-style-name="P7" draw:layer="layout" svg:x1="9.31cm" svg:y1="13.163cm" svg:x2="7.31cm" svg:y2="16.627cm">
              <text:p/>
            </draw:line>
            <draw:line draw:style-name="gr13" draw:text-style-name="P7" draw:layer="layout" svg:x1="9.81cm" svg:y1="13.163cm" svg:x2="7.81cm" svg:y2="16.627cm">
              <text:p/>
            </draw:line>
            <draw:line draw:style-name="gr14" draw:text-style-name="P7" draw:layer="layout" svg:x1="10.31cm" svg:y1="13.163cm" svg:x2="8.31cm" svg:y2="16.627cm">
              <text:p/>
            </draw:line>
            <draw:line draw:style-name="gr15" draw:text-style-name="P7" draw:layer="layout" svg:x1="10.81cm" svg:y1="13.163cm" svg:x2="8.81cm" svg:y2="16.627cm">
              <text:p/>
            </draw:line>
            <draw:line draw:style-name="gr16" draw:text-style-name="P7" draw:layer="layout" svg:x1="11.31cm" svg:y1="13.163cm" svg:x2="9.31cm" svg:y2="16.627cm">
              <text:p/>
            </draw:line>
            <draw:line draw:style-name="gr17" draw:text-style-name="P7" draw:layer="layout" svg:x1="11.81cm" svg:y1="13.163cm" svg:x2="9.81cm" svg:y2="16.627cm">
              <text:p/>
            </draw:line>
            <draw:line draw:style-name="gr18" draw:text-style-name="P7" draw:layer="layout" svg:x1="12.31cm" svg:y1="13.163cm" svg:x2="10.31cm" svg:y2="16.627cm">
              <text:p/>
            </draw:line>
            <draw:line draw:style-name="gr19" draw:text-style-name="P7" draw:layer="layout" svg:x1="12.81cm" svg:y1="13.163cm" svg:x2="10.81cm" svg:y2="16.627cm">
              <text:p/>
            </draw:line>
            <draw:line draw:style-name="gr20" draw:text-style-name="P7" draw:layer="layout" svg:x1="13.31cm" svg:y1="13.163cm" svg:x2="11.31cm" svg:y2="16.627cm">
              <text:p/>
            </draw:line>
            <draw:line draw:style-name="gr21" draw:text-style-name="P7" draw:layer="layout" svg:x1="13.81cm" svg:y1="13.163cm" svg:x2="11.81cm" svg:y2="16.627cm">
              <text:p/>
            </draw:line>
            <draw:line draw:style-name="gr22" draw:text-style-name="P7" draw:layer="layout" svg:x1="14.31cm" svg:y1="13.163cm" svg:x2="12.31cm" svg:y2="16.627cm">
              <text:p/>
            </draw:line>
            <draw:line draw:style-name="gr23" draw:text-style-name="P7" draw:layer="layout" svg:x1="14.31cm" svg:y1="14.029cm" svg:x2="12.81cm" svg:y2="16.627cm">
              <text:p/>
            </draw:line>
            <draw:line draw:style-name="gr24" draw:text-style-name="P7" draw:layer="layout" svg:x1="14.31cm" svg:y1="14.895cm" svg:x2="13.31cm" svg:y2="16.627cm">
              <text:p/>
            </draw:line>
            <draw:line draw:style-name="gr25" draw:text-style-name="P7" draw:layer="layout" svg:x1="14.31cm" svg:y1="15.761cm" svg:x2="13.81cm" svg:y2="16.627cm">
              <text:p/>
            </draw:line>
            <draw:line draw:style-name="gr26" draw:text-style-name="P7" draw:layer="layout" svg:x1="13.81cm" svg:y1="13.163cm" svg:x2="14.31cm" svg:y2="14.029cm">
              <text:p/>
            </draw:line>
            <draw:line draw:style-name="gr27" draw:text-style-name="P7" draw:layer="layout" svg:x1="13.31cm" svg:y1="13.163cm" svg:x2="14.31cm" svg:y2="14.895cm">
              <text:p/>
            </draw:line>
            <draw:line draw:style-name="gr28" draw:text-style-name="P7" draw:layer="layout" svg:x1="12.81cm" svg:y1="13.163cm" svg:x2="14.31cm" svg:y2="15.761cm">
              <text:p/>
            </draw:line>
            <draw:line draw:style-name="gr29" draw:text-style-name="P7" draw:layer="layout" svg:x1="12.31cm" svg:y1="13.163cm" svg:x2="14.31cm" svg:y2="16.627cm">
              <text:p/>
            </draw:line>
            <draw:line draw:style-name="gr30" draw:text-style-name="P7" draw:layer="layout" svg:x1="11.81cm" svg:y1="13.163cm" svg:x2="13.81cm" svg:y2="16.627cm">
              <text:p/>
            </draw:line>
            <draw:line draw:style-name="gr31" draw:text-style-name="P7" draw:layer="layout" svg:x1="11.31cm" svg:y1="13.163cm" svg:x2="13.31cm" svg:y2="16.627cm">
              <text:p/>
            </draw:line>
            <draw:line draw:style-name="gr32" draw:text-style-name="P7" draw:layer="layout" svg:x1="10.81cm" svg:y1="13.163cm" svg:x2="12.81cm" svg:y2="16.627cm">
              <text:p/>
            </draw:line>
            <draw:line draw:style-name="gr33" draw:text-style-name="P7" draw:layer="layout" svg:x1="10.31cm" svg:y1="13.163cm" svg:x2="12.31cm" svg:y2="16.627cm">
              <text:p/>
            </draw:line>
            <draw:line draw:style-name="gr34" draw:text-style-name="P7" draw:layer="layout" svg:x1="9.81cm" svg:y1="13.163cm" svg:x2="11.81cm" svg:y2="16.627cm">
              <text:p/>
            </draw:line>
            <draw:line draw:style-name="gr35" draw:text-style-name="P7" draw:layer="layout" svg:x1="9.31cm" svg:y1="13.163cm" svg:x2="11.31cm" svg:y2="16.627cm">
              <text:p/>
            </draw:line>
            <draw:line draw:style-name="gr36" draw:text-style-name="P7" draw:layer="layout" svg:x1="8.81cm" svg:y1="13.163cm" svg:x2="10.81cm" svg:y2="16.627cm">
              <text:p/>
            </draw:line>
            <draw:line draw:style-name="gr37" draw:text-style-name="P7" draw:layer="layout" svg:x1="8.31cm" svg:y1="13.163cm" svg:x2="10.31cm" svg:y2="16.627cm">
              <text:p/>
            </draw:line>
            <draw:line draw:style-name="gr38" draw:text-style-name="P7" draw:layer="layout" svg:x1="7.81cm" svg:y1="13.163cm" svg:x2="9.81cm" svg:y2="16.627cm">
              <text:p/>
            </draw:line>
            <draw:line draw:style-name="gr39" draw:text-style-name="P7" draw:layer="layout" svg:x1="7.31cm" svg:y1="13.163cm" svg:x2="9.31cm" svg:y2="16.627cm">
              <text:p/>
            </draw:line>
            <draw:line draw:style-name="gr40" draw:text-style-name="P7" draw:layer="layout" svg:x1="7.06cm" svg:y1="13.596cm" svg:x2="8.81cm" svg:y2="16.627cm">
              <text:p/>
            </draw:line>
            <draw:line draw:style-name="gr41" draw:text-style-name="P7" draw:layer="layout" svg:x1="7.06cm" svg:y1="14.462cm" svg:x2="8.31cm" svg:y2="16.627cm">
              <text:p/>
            </draw:line>
            <draw:line draw:style-name="gr42" draw:text-style-name="P7" draw:layer="layout" svg:x1="7.06cm" svg:y1="15.328cm" svg:x2="7.81cm" svg:y2="16.627cm">
              <text:p/>
            </draw:line>
            <draw:line draw:style-name="gr43" draw:text-style-name="P7" draw:layer="layout" svg:x1="7.06cm" svg:y1="16.194cm" svg:x2="7.31cm" svg:y2="16.627cm">
              <text:p/>
            </draw:line>
            <draw:line draw:style-name="gr44" draw:text-style-name="P7" draw:layer="layout" svg:x1="7.31cm" svg:y1="13.163cm" svg:x2="14.31cm" svg:y2="13.163cm">
              <text:p/>
            </draw:line>
            <draw:line draw:style-name="gr45" draw:text-style-name="P7" draw:layer="layout" svg:x1="7.06cm" svg:y1="13.596cm" svg:x2="14.06cm" svg:y2="13.596cm">
              <text:p/>
            </draw:line>
            <draw:line draw:style-name="gr46" draw:text-style-name="P7" draw:layer="layout" svg:x1="7.31cm" svg:y1="14.029cm" svg:x2="14.31cm" svg:y2="14.029cm">
              <text:p/>
            </draw:line>
            <draw:line draw:style-name="gr47" draw:text-style-name="P7" draw:layer="layout" svg:x1="7.06cm" svg:y1="14.462cm" svg:x2="14.06cm" svg:y2="14.462cm">
              <text:p/>
            </draw:line>
            <draw:line draw:style-name="gr48" draw:text-style-name="P7" draw:layer="layout" svg:x1="7.31cm" svg:y1="14.895cm" svg:x2="14.31cm" svg:y2="14.895cm">
              <text:p/>
            </draw:line>
            <draw:line draw:style-name="gr49" draw:text-style-name="P7" draw:layer="layout" svg:x1="7.06cm" svg:y1="15.328cm" svg:x2="14.06cm" svg:y2="15.328cm">
              <text:p/>
            </draw:line>
            <draw:line draw:style-name="gr50" draw:text-style-name="P7" draw:layer="layout" svg:x1="7.31cm" svg:y1="15.761cm" svg:x2="14.31cm" svg:y2="15.761cm">
              <text:p/>
            </draw:line>
            <draw:line draw:style-name="gr51" draw:text-style-name="P7" draw:layer="layout" svg:x1="7.06cm" svg:y1="16.194cm" svg:x2="14.06cm" svg:y2="16.194cm">
              <text:p/>
            </draw:line>
            <draw:line draw:style-name="gr52" draw:text-style-name="P7" draw:layer="layout" svg:x1="7.31cm" svg:y1="16.627cm" svg:x2="14.31cm" svg:y2="16.627cm">
              <text:p/>
            </draw:line>
          </draw:g>
          <draw:frame draw:style-name="gr53" draw:text-style-name="P9" draw:layer="layout" svg:width="2.343cm" svg:height="0.63cm" svg:x="7.702cm" svg:y="16.126cm">
            <draw:text-box>
              <text:p text:style-name="P8"><text:span text:style-name="T1">Unité d'aire</text:span></text:p>
            </draw:text-box>
          </draw:frame>
          <draw:frame draw:style-name="gr54" draw:text-style-name="P10" draw:layer="layout" svg:width="0.726cm" svg:height="0.63cm" svg:x="7.619cm" svg:y="13.556cm">
            <draw:text-box>
              <text:p text:style-name="P8"><text:span text:style-name="T2">1</text:span></text:p>
            </draw:text-box>
          </draw:frame>
          <draw:frame draw:style-name="gr54" draw:text-style-name="P11" draw:layer="layout" svg:width="0.726cm" svg:height="0.63cm" svg:x="7.718cm" svg:y="14.756cm">
            <draw:text-box>
              <text:p text:style-name="P8"><text:span text:style-name="T3">2</text:span></text:p>
            </draw:text-box>
          </draw:frame>
          <draw:frame draw:style-name="gr54" draw:text-style-name="P11" draw:layer="layout" svg:width="0.726cm" svg:height="0.63cm" svg:x="9.455cm" svg:y="14.856cm">
            <draw:text-box>
              <text:p text:style-name="P8"><text:span text:style-name="T3">3</text:span></text:p>
            </draw:text-box>
          </draw:frame>
          <draw:frame draw:style-name="gr54" draw:text-style-name="P11" draw:layer="layout" svg:width="0.726cm" svg:height="0.63cm" svg:x="11.055cm" svg:y="15.257cm">
            <draw:text-box>
              <text:p text:style-name="P8"><text:span text:style-name="T3">5</text:span></text:p>
            </draw:text-box>
          </draw:frame>
          <draw:frame draw:style-name="gr54" draw:text-style-name="P11" draw:layer="layout" svg:width="0.726cm" svg:height="0.63cm" svg:x="10.701cm" svg:y="13.892cm">
            <draw:text-box>
              <text:p text:style-name="P8"><text:span text:style-name="T3">4</text:span></text:p>
            </draw:text-box>
          </draw:frame>
          <draw:frame draw:style-name="gr54" draw:text-style-name="P11" draw:layer="layout" svg:width="0.726cm" svg:height="0.63cm" svg:x="13.2cm" svg:y="14.139cm">
            <draw:text-box>
              <text:p text:style-name="P8"><text:span text:style-name="T3">6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8156" draw:display-name="Dashed (var) 8156" draw:style="rect" draw:dots1="1" draw:dots1-length="0.011cm" draw:dots2="1" draw:dots2-length="0.011cm" draw:distance="0.011cm"/>
    <draw:stroke-dash draw:name="Dashed_20__28_var_29__20_8157" draw:display-name="Dashed (var) 8157" draw:style="rect" draw:dots1="1" draw:dots1-length="0.011cm" draw:dots2="1" draw:dots2-length="0.011cm" draw:distance="0.011cm"/>
    <draw:stroke-dash draw:name="Dashed_20__28_var_29__20_8158" draw:display-name="Dashed (var) 8158" draw:style="rect" draw:dots1="1" draw:dots1-length="0.011cm" draw:dots2="1" draw:dots2-length="0.011cm" draw:distance="0.011cm"/>
    <draw:stroke-dash draw:name="Dashed_20__28_var_29__20_8159" draw:display-name="Dashed (var) 8159" draw:style="rect" draw:dots1="1" draw:dots1-length="0.011cm" draw:dots2="1" draw:dots2-length="0.011cm" draw:distance="0.011cm"/>
    <draw:stroke-dash draw:name="Dashed_20__28_var_29__20_8160" draw:display-name="Dashed (var) 8160" draw:style="rect" draw:dots1="1" draw:dots1-length="0.011cm" draw:dots2="1" draw:dots2-length="0.011cm" draw:distance="0.011cm"/>
    <draw:stroke-dash draw:name="Dashed_20__28_var_29__20_8161" draw:display-name="Dashed (var) 8161" draw:style="rect" draw:dots1="1" draw:dots1-length="0.011cm" draw:dots2="1" draw:dots2-length="0.011cm" draw:distance="0.011cm"/>
    <draw:stroke-dash draw:name="Dashed_20__28_var_29__20_8162" draw:display-name="Dashed (var) 8162" draw:style="rect" draw:dots1="1" draw:dots1-length="0.011cm" draw:dots2="1" draw:dots2-length="0.011cm" draw:distance="0.011cm"/>
    <draw:stroke-dash draw:name="Dashed_20__28_var_29__20_8163" draw:display-name="Dashed (var) 8163" draw:style="rect" draw:dots1="1" draw:dots1-length="0.011cm" draw:dots2="1" draw:dots2-length="0.011cm" draw:distance="0.011cm"/>
    <draw:stroke-dash draw:name="Dashed_20__28_var_29__20_8164" draw:display-name="Dashed (var) 8164" draw:style="rect" draw:dots1="1" draw:dots1-length="0.011cm" draw:dots2="1" draw:dots2-length="0.011cm" draw:distance="0.011cm"/>
    <draw:stroke-dash draw:name="Dashed_20__28_var_29__20_8165" draw:display-name="Dashed (var) 8165" draw:style="rect" draw:dots1="1" draw:dots1-length="0.011cm" draw:dots2="1" draw:dots2-length="0.011cm" draw:distance="0.011cm"/>
    <draw:stroke-dash draw:name="Dashed_20__28_var_29__20_8166" draw:display-name="Dashed (var) 8166" draw:style="rect" draw:dots1="1" draw:dots1-length="0.011cm" draw:dots2="1" draw:dots2-length="0.011cm" draw:distance="0.011cm"/>
    <draw:stroke-dash draw:name="Dashed_20__28_var_29__20_8167" draw:display-name="Dashed (var) 8167" draw:style="rect" draw:dots1="1" draw:dots1-length="0.011cm" draw:dots2="1" draw:dots2-length="0.011cm" draw:distance="0.011cm"/>
    <draw:stroke-dash draw:name="Dashed_20__28_var_29__20_8168" draw:display-name="Dashed (var) 8168" draw:style="rect" draw:dots1="1" draw:dots1-length="0.011cm" draw:dots2="1" draw:dots2-length="0.011cm" draw:distance="0.011cm"/>
    <draw:stroke-dash draw:name="Dashed_20__28_var_29__20_8169" draw:display-name="Dashed (var) 8169" draw:style="rect" draw:dots1="1" draw:dots1-length="0.011cm" draw:dots2="1" draw:dots2-length="0.011cm" draw:distance="0.011cm"/>
    <draw:stroke-dash draw:name="Dashed_20__28_var_29__20_8170" draw:display-name="Dashed (var) 8170" draw:style="rect" draw:dots1="1" draw:dots1-length="0.011cm" draw:dots2="1" draw:dots2-length="0.011cm" draw:distance="0.011cm"/>
    <draw:stroke-dash draw:name="Dashed_20__28_var_29__20_8171" draw:display-name="Dashed (var) 8171" draw:style="rect" draw:dots1="1" draw:dots1-length="0.011cm" draw:dots2="1" draw:dots2-length="0.011cm" draw:distance="0.011cm"/>
    <draw:stroke-dash draw:name="Dashed_20__28_var_29__20_8172" draw:display-name="Dashed (var) 8172" draw:style="rect" draw:dots1="1" draw:dots1-length="0.011cm" draw:dots2="1" draw:dots2-length="0.011cm" draw:distance="0.011cm"/>
    <draw:stroke-dash draw:name="Dashed_20__28_var_29__20_8173" draw:display-name="Dashed (var) 8173" draw:style="rect" draw:dots1="1" draw:dots1-length="0.011cm" draw:dots2="1" draw:dots2-length="0.011cm" draw:distance="0.011cm"/>
    <draw:stroke-dash draw:name="Dashed_20__28_var_29__20_8174" draw:display-name="Dashed (var) 8174" draw:style="rect" draw:dots1="1" draw:dots1-length="0.011cm" draw:dots2="1" draw:dots2-length="0.011cm" draw:distance="0.011cm"/>
    <draw:stroke-dash draw:name="Dashed_20__28_var_29__20_8175" draw:display-name="Dashed (var) 8175" draw:style="rect" draw:dots1="1" draw:dots1-length="0.011cm" draw:dots2="1" draw:dots2-length="0.011cm" draw:distance="0.011cm"/>
    <draw:stroke-dash draw:name="Dashed_20__28_var_29__20_8176" draw:display-name="Dashed (var) 8176" draw:style="rect" draw:dots1="1" draw:dots1-length="0.011cm" draw:dots2="1" draw:dots2-length="0.011cm" draw:distance="0.011cm"/>
    <draw:stroke-dash draw:name="Dashed_20__28_var_29__20_8177" draw:display-name="Dashed (var) 8177" draw:style="rect" draw:dots1="1" draw:dots1-length="0.011cm" draw:dots2="1" draw:dots2-length="0.011cm" draw:distance="0.011cm"/>
    <draw:stroke-dash draw:name="Dashed_20__28_var_29__20_8178" draw:display-name="Dashed (var) 8178" draw:style="rect" draw:dots1="1" draw:dots1-length="0.011cm" draw:dots2="1" draw:dots2-length="0.011cm" draw:distance="0.011cm"/>
    <draw:stroke-dash draw:name="Dashed_20__28_var_29__20_8179" draw:display-name="Dashed (var) 8179" draw:style="rect" draw:dots1="1" draw:dots1-length="0.011cm" draw:dots2="1" draw:dots2-length="0.011cm" draw:distance="0.011cm"/>
    <draw:stroke-dash draw:name="Dashed_20__28_var_29__20_8180" draw:display-name="Dashed (var) 8180" draw:style="rect" draw:dots1="1" draw:dots1-length="0.011cm" draw:dots2="1" draw:dots2-length="0.011cm" draw:distance="0.011cm"/>
    <draw:stroke-dash draw:name="Dashed_20__28_var_29__20_8181" draw:display-name="Dashed (var) 8181" draw:style="rect" draw:dots1="1" draw:dots1-length="0.011cm" draw:dots2="1" draw:dots2-length="0.011cm" draw:distance="0.011cm"/>
    <draw:stroke-dash draw:name="Dashed_20__28_var_29__20_8182" draw:display-name="Dashed (var) 8182" draw:style="rect" draw:dots1="1" draw:dots1-length="0.011cm" draw:dots2="1" draw:dots2-length="0.011cm" draw:distance="0.011cm"/>
    <draw:stroke-dash draw:name="Dashed_20__28_var_29__20_8183" draw:display-name="Dashed (var) 8183" draw:style="rect" draw:dots1="1" draw:dots1-length="0.011cm" draw:dots2="1" draw:dots2-length="0.011cm" draw:distance="0.011cm"/>
    <draw:stroke-dash draw:name="Dashed_20__28_var_29__20_8184" draw:display-name="Dashed (var) 8184" draw:style="rect" draw:dots1="1" draw:dots1-length="0.011cm" draw:dots2="1" draw:dots2-length="0.011cm" draw:distance="0.011cm"/>
    <draw:stroke-dash draw:name="Dashed_20__28_var_29__20_8185" draw:display-name="Dashed (var) 8185" draw:style="rect" draw:dots1="1" draw:dots1-length="0.011cm" draw:dots2="1" draw:dots2-length="0.011cm" draw:distance="0.011cm"/>
    <draw:stroke-dash draw:name="Dashed_20__28_var_29__20_8186" draw:display-name="Dashed (var) 8186" draw:style="rect" draw:dots1="1" draw:dots1-length="0.011cm" draw:dots2="1" draw:dots2-length="0.011cm" draw:distance="0.011cm"/>
    <draw:stroke-dash draw:name="Dashed_20__28_var_29__20_8187" draw:display-name="Dashed (var) 8187" draw:style="rect" draw:dots1="1" draw:dots1-length="0.011cm" draw:dots2="1" draw:dots2-length="0.011cm" draw:distance="0.011cm"/>
    <draw:stroke-dash draw:name="Dashed_20__28_var_29__20_8188" draw:display-name="Dashed (var) 8188" draw:style="rect" draw:dots1="1" draw:dots1-length="0.011cm" draw:dots2="1" draw:dots2-length="0.011cm" draw:distance="0.011cm"/>
    <draw:stroke-dash draw:name="Dashed_20__28_var_29__20_8189" draw:display-name="Dashed (var) 8189" draw:style="rect" draw:dots1="1" draw:dots1-length="0.011cm" draw:dots2="1" draw:dots2-length="0.011cm" draw:distance="0.011cm"/>
    <draw:stroke-dash draw:name="Dashed_20__28_var_29__20_8190" draw:display-name="Dashed (var) 8190" draw:style="rect" draw:dots1="1" draw:dots1-length="0.011cm" draw:dots2="1" draw:dots2-length="0.011cm" draw:distance="0.011cm"/>
    <draw:stroke-dash draw:name="Dashed_20__28_var_29__20_8191" draw:display-name="Dashed (var) 8191" draw:style="rect" draw:dots1="1" draw:dots1-length="0.011cm" draw:dots2="1" draw:dots2-length="0.011cm" draw:distance="0.011cm"/>
    <draw:stroke-dash draw:name="Dashed_20__28_var_29__20_8192" draw:display-name="Dashed (var) 8192" draw:style="rect" draw:dots1="1" draw:dots1-length="0.011cm" draw:dots2="1" draw:dots2-length="0.011cm" draw:distance="0.011cm"/>
    <draw:stroke-dash draw:name="Dashed_20__28_var_29__20_8193" draw:display-name="Dashed (var) 8193" draw:style="rect" draw:dots1="1" draw:dots1-length="0.011cm" draw:dots2="1" draw:dots2-length="0.011cm" draw:distance="0.011cm"/>
    <draw:stroke-dash draw:name="Dashed_20__28_var_29__20_8194" draw:display-name="Dashed (var) 8194" draw:style="rect" draw:dots1="1" draw:dots1-length="0.011cm" draw:dots2="1" draw:dots2-length="0.011cm" draw:distance="0.011cm"/>
    <draw:stroke-dash draw:name="Dashed_20__28_var_29__20_8195" draw:display-name="Dashed (var) 8195" draw:style="rect" draw:dots1="1" draw:dots1-length="0.011cm" draw:dots2="1" draw:dots2-length="0.011cm" draw:distance="0.011cm"/>
    <draw:stroke-dash draw:name="Dashed_20__28_var_29__20_8196" draw:display-name="Dashed (var) 8196" draw:style="rect" draw:dots1="1" draw:dots1-length="0.011cm" draw:dots2="1" draw:dots2-length="0.011cm" draw:distance="0.011cm"/>
    <draw:stroke-dash draw:name="Dashed_20__28_var_29__20_8197" draw:display-name="Dashed (var) 8197" draw:style="rect" draw:dots1="1" draw:dots1-length="0.011cm" draw:dots2="1" draw:dots2-length="0.011cm" draw:distance="0.011cm"/>
    <draw:stroke-dash draw:name="Dashed_20__28_var_29__20_8198" draw:display-name="Dashed (var) 8198" draw:style="rect" draw:dots1="1" draw:dots1-length="0.011cm" draw:dots2="1" draw:dots2-length="0.011cm" draw:distance="0.011cm"/>
    <draw:stroke-dash draw:name="Dashed_20__28_var_29__20_8199" draw:display-name="Dashed (var) 8199" draw:style="rect" draw:dots1="1" draw:dots1-length="0.011cm" draw:dots2="1" draw:dots2-length="0.011cm" draw:distance="0.011cm"/>
    <draw:stroke-dash draw:name="Dashed_20__28_var_29__20_8200" draw:display-name="Dashed (var) 8200" draw:style="rect" draw:dots1="1" draw:dots1-length="0.011cm" draw:dots2="1" draw:dots2-length="0.011cm" draw:distance="0.011cm"/>
    <draw:stroke-dash draw:name="Dashed_20__28_var_29__20_8201" draw:display-name="Dashed (var) 8201" draw:style="rect" draw:dots1="1" draw:dots1-length="0.011cm" draw:dots2="1" draw:dots2-length="0.011cm" draw:distance="0.011cm"/>
    <draw:stroke-dash draw:name="Dashed_20__28_var_29__20_8202" draw:display-name="Dashed (var) 8202" draw:style="rect" draw:dots1="1" draw:dots1-length="0.011cm" draw:dots2="1" draw:dots2-length="0.011cm" draw:distance="0.011cm"/>
    <draw:stroke-dash draw:name="Dashed_20__28_var_29__20_8203" draw:display-name="Dashed (var) 8203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27:14.308057497</meta:creation-date>
    <dc:date>2018-03-22T11:27:43.936331964</dc:date>
    <meta:editing-duration>PT30S</meta:editing-duration>
    <meta:editing-cycles>1</meta:editing-cycles>
    <meta:document-statistic meta:object-count="61"/>
    <meta:generator>LibreOffice/6.0.0.3$MacOSX_X86_64 LibreOffice_project/64a0f66915f38c6217de274f0aa8e15618924765</meta:generator>
  </office:meta>
</office:document-meta>
</file>